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paragraph-rsid="000b9bd6" style:font-size-asian="12pt" style:font-size-complex="12pt"/>
    </style:style>
    <style:style style:name="P2"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rsid="0008fd00" officeooo:paragraph-rsid="000a9e3d" style:font-size-asian="12pt" style:font-size-complex="12pt"/>
    </style:style>
    <style:style style:name="P3"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style:font-size-asian="12pt" style:font-size-complex="12pt"/>
    </style:style>
    <style:style style:name="P4"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style:font-size-asian="12pt" style:font-name-complex="Times New Roman1" style:font-size-complex="12pt"/>
    </style:style>
    <style:style style:name="P5"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fo:language="id" fo:country="ID" style:font-size-asian="12pt" style:font-name-complex="Times New Roman1" style:font-size-complex="12pt"/>
    </style:style>
    <style:style style:name="P6"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rsid="0008fd00" style:font-size-asian="12pt" style:font-name-complex="Times New Roman1" style:font-size-complex="12pt"/>
    </style:style>
    <style:style style:name="P7"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rsid="00132916" officeooo:paragraph-rsid="00132916" style:font-size-asian="12pt" style:font-size-complex="12pt"/>
    </style:style>
    <style:style style:name="P8"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paragraph-rsid="00132916" style:font-size-asian="12pt" style:font-size-complex="12pt"/>
    </style:style>
    <style:style style:name="P9"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officeooo:paragraph-rsid="0016de7b"/>
    </style:style>
    <style:style style:name="P10" style:family="paragraph" style:parent-style-name="Standard" style:master-page-name="Standard">
      <style:paragraph-properties fo:margin-top="0in" fo:margin-bottom="0in" loext:contextual-spacing="false" fo:text-align="center" style:justify-single-word="false" style:page-number="auto"/>
      <style:text-properties style:font-name="Helvetica" fo:font-size="16pt" fo:font-weight="bold" officeooo:rsid="000c667f" officeooo:paragraph-rsid="000c667f" style:font-size-asian="16pt" style:font-weight-asian="bold" style:font-size-complex="16pt"/>
    </style:style>
    <style:style style:name="T1" style:family="text">
      <style:text-properties style:font-name="Helvetica" fo:font-size="13pt" fo:language="id" fo:country="ID" officeooo:rsid="0006d252" style:font-size-asian="13pt" style:font-name-complex="Times New Roman1" style:font-size-complex="13pt"/>
    </style:style>
    <style:style style:name="T2" style:family="text">
      <style:text-properties style:font-name="Helvetica" fo:font-size="13pt" fo:language="id" fo:country="ID" officeooo:rsid="00082710" style:font-size-asian="13pt" style:font-name-complex="Times New Roman1" style:font-size-complex="13pt"/>
    </style:style>
    <style:style style:name="T3" style:family="text">
      <style:text-properties style:font-name-complex="Times New Roman1"/>
    </style:style>
    <style:style style:name="T4" style:family="text">
      <style:text-properties officeooo:rsid="00096605" style:font-name-complex="Times New Roman1"/>
    </style:style>
    <style:style style:name="T5" style:family="text">
      <style:text-properties officeooo:rsid="000a9e3d" style:font-name-complex="Times New Roman1"/>
    </style:style>
    <style:style style:name="T6" style:family="text">
      <style:text-properties officeooo:rsid="000b9bd6" style:font-name-complex="Times New Roman1"/>
    </style:style>
    <style:style style:name="T7" style:family="text">
      <style:text-properties officeooo:rsid="000c667f" style:font-name-complex="Times New Roman1"/>
    </style:style>
    <style:style style:name="T8" style:family="text">
      <style:text-properties officeooo:rsid="000fe622" style:font-name-complex="Times New Roman1"/>
    </style:style>
    <style:style style:name="T9" style:family="text">
      <style:text-properties officeooo:rsid="0011860c" style:font-name-complex="Times New Roman1"/>
    </style:style>
    <style:style style:name="T10" style:family="text">
      <style:text-properties officeooo:rsid="0011d4af" style:font-name-complex="Times New Roman1"/>
    </style:style>
    <style:style style:name="T11" style:family="text">
      <style:text-properties officeooo:rsid="00127a2c" style:font-name-complex="Times New Roman1"/>
    </style:style>
    <style:style style:name="T12" style:family="text">
      <style:text-properties officeooo:rsid="00132916" style:font-name-complex="Times New Roman1"/>
    </style:style>
    <style:style style:name="T13" style:family="text">
      <style:text-properties officeooo:rsid="0014f2c8" style:font-name-complex="Times New Roman1"/>
    </style:style>
    <style:style style:name="T14" style:family="text">
      <style:text-properties style:font-name="Times New Roman" fo:font-size="12pt" style:font-size-asian="12pt" style:font-name-complex="Times New Roman1" style:font-size-complex="12pt"/>
    </style:style>
    <style:style style:name="T15" style:family="text">
      <style:text-properties style:font-name="Times New Roman" fo:font-size="12pt" fo:language="id" fo:country="ID" style:font-size-asian="12pt" style:font-name-complex="Times New Roman1" style:font-size-complex="12pt"/>
    </style:style>
    <style:style style:name="T16" style:family="text">
      <style:text-properties style:font-name="Times New Roman" fo:font-size="12pt" fo:language="id" fo:country="ID" officeooo:rsid="0006d252" style:font-size-asian="12pt" style:font-name-complex="Times New Roman1" style:font-size-complex="12pt"/>
    </style:style>
    <style:style style:name="T17" style:family="text">
      <style:text-properties fo:language="id" fo:country="ID" style:font-name-complex="Times New Roman1"/>
    </style:style>
    <style:style style:name="T18" style:family="text">
      <style:text-properties fo:language="id" fo:country="ID" officeooo:rsid="000c667f" style:font-name-complex="Times New Roman1"/>
    </style:style>
    <style:style style:name="T19" style:family="text">
      <style:text-properties fo:language="id" fo:country="ID" officeooo:rsid="0014f2c8" style:font-name-complex="Times New Roman1"/>
    </style:style>
    <style:style style:name="T20" style:family="text">
      <style:text-properties officeooo:rsid="000e45da"/>
    </style:style>
    <style:style style:name="T21" style:family="text">
      <style:text-properties officeooo:rsid="000fe622"/>
    </style:style>
    <style:style style:name="T22" style:family="text">
      <style:text-properties fo:language="en" fo:country="US" officeooo:rsid="0014f2c8" style:font-name-complex="Times New Roman1"/>
    </style:style>
    <style:style style:name="T23" style:family="text">
      <style:text-properties style:font-name="Cambria" fo:font-size="13pt" fo:language="id" fo:country="ID" officeooo:rsid="000941e9" style:font-name-asian="Arial Unicode MS" style:font-size-asian="13pt" style:font-name-complex="Times New Roman1" style:font-size-complex="13pt"/>
    </style:style>
    <style:style style:name="T24" style:family="text">
      <style:text-properties style:font-name="Cambria" fo:font-size="13pt" fo:language="id" fo:country="ID" officeooo:rsid="00082710" style:font-name-asian="Arial Unicode MS" style:font-size-asian="13pt" style:font-name-complex="Times New Roman1" style:font-size-complex="13pt"/>
    </style:style>
    <style:style style:name="T25" style:family="text">
      <style:text-properties style:font-name="Cambria" fo:font-size="13pt" fo:language="id" fo:country="ID" officeooo:rsid="000361dd" style:font-name-asian="Arial Unicode MS" style:font-size-asian="13pt" style:font-name-complex="Times New Roman1" style:font-size-complex="13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O WHOM IT MAY CONCERN</text:p>
      <text:p text:style-name="P6"><text:span text:style-name="T21">Hereby I send you a recommendation letter for </text:span>Aditya Rachman Putra, in joining Artificial Intelligent Master Programme in University of Amsterdam. I am a lecturer in Electrical Engineering Programme in ITB where he became one of our students. </text:p>
      <text:p text:style-name="P2"><text:span text:style-name="T8">I have known </text:span><text:span text:style-name="T3">Adit </text:span><text:span text:style-name="T8">since his fourth year of bachelor degree </text:span><text:span text:style-name="T11">as his thesis supervisor titled “Surveillance of CRN Contamination Using Unmanned Aerial Vehicle (UAV)”</text:span><text:span text:style-name="T9">. </text:span><text:span text:style-name="T10">As his supervisor, I have had an opportunity to observe him and his team’s participation and performance. Adit showed high adaptability </text:span><text:span text:style-name="T11">and </text:span><text:span text:style-name="T10">strong drive to learn new subjects, </text:span><text:span text:style-name="T11">it can be seen in his eagerness to experiment new technology and tools to solve problems faced during his thesis</text:span><text:span text:style-name="T10">. He also showed his high responsibility and capability in time management as he participated in several competitions while working on his thesis project while maintaining the progress of both works. </text:span><text:span text:style-name="T9">Aside from that he</text:span><text:span text:style-name="T8"> took one of the class that I taught at that time, Fundamentals of </text:span><text:span text:style-name="T9">Intelligence System and Control (4 credits)</text:span><text:span text:style-name="T3">, in which he show</text:span><text:span text:style-name="T9">ed</text:span><text:span text:style-name="T3"> </text:span><text:span text:style-name="T10">great interests. </text:span><text:span text:style-name="T3">h</text:span><text:span text:style-name="T9">e</text:span><text:span text:style-name="T3"> </text:span><text:span text:style-name="T9">achieved excellent result </text:span><text:span text:style-name="T11">evidenced </text:span><text:span text:style-name="T9">by his </text:span><text:span text:style-name="T10">grade</text:span><text:span text:style-name="T4">.</text:span></text:p>
      <text:p text:style-name="P7"><text:span text:style-name="T5">A</text:span><text:span text:style-name="T3">dit is a person with high curiosity and strong drive in learning in every tasks that’s given to him. It is mirrored by his Cum Laude predicate gained after finishing his Bachelor Degree last October 2016. This characteristic may have been nurtured since the star of his University year, where he was awarded as one of the best academic student in his faculty.</text:span></text:p>
      <text:p text:style-name="P8"><text:span text:style-name="T6">H</text:span><text:span text:style-name="T12">is interest in academic field was shown in his eagerness to take opportunity as teaching assistant in discrete mathematics course, then research assistant in Microelectronics laboratory later In the same year. He also participate as Laboratory assistant, helping his junior Problem Solving Using C laboratory, also in Microprocessor System laboratory. </text:span></text:p>
      <text:p text:style-name="P1"><text:span text:style-name="T22">To conclude, the reason I recommend Adit is because he has strong drive to learn, eagerness and courage to jump in and try something new</text:span><text:span text:style-name="T18">. </text:span><text:span text:style-name="T19">It is evident in his progress while working on his thesis. Even when not every experiment with new technology and different approach may success, he tried and learnt from his attempt. The relentlessness and teamwork of the team (thesis team) lead them to finish their thesis, and later publish and present the research in International Conference.</text:span></text:p>
      <text:p text:style-name="P3"><text:span text:style-name="T3"><text:tab/>Bandung, </text:span><text:span text:style-name="T7">1</text:span><text:span text:style-name="T13">9</text:span><text:span text:style-name="T17"> </text:span><text:span text:style-name="T18">January </text:span><text:span text:style-name="T17">201</text:span><text:span text:style-name="T18">8</text:span></text:p>
      <text:p text:style-name="P4"><text:tab/><text:span text:style-name="T20">Sincerely Yours,</text:span></text:p>
      <text:p text:style-name="P5"><text:tab/></text:p>
      <text:p text:style-name="P4"/>
      <text:p text:style-name="P9"><text:span text:style-name="T14"><text:tab/></text:span><text:span text:style-name="T23">(</text:span><text:span text:style-name="T24">Pro</text:span><text:span text:style-name="T25">f</text:span><text:span text:style-name="T24">. Dr. Ir. Bambang Riyanto Trilaksono, M.S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true" style:font-name-asian="Calibri1" style:font-size-asian="10pt" style:language-asian="id" style:country-asian="ID"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id" fo:country="ID" style:letter-kerning="true" style:font-name-asian="Calibri1" style:font-size-asian="10pt" style:language-asian="id" style:country-asian="ID"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 style:family="paragraph" style:default-outline-level="">
      <style:paragraph-properties fo:text-align="start" style:justify-single-word="false" fo:orphans="2" fo:widows="2" fo:padding="0in" fo:border="none" style:writing-mode="lr-tb"/>
      <style:text-properties fo:color="#000000" style:font-name="Helvetica" fo:font-family="Helvetica" style:font-family-generic="roman" style:font-pitch="variable" fo:font-size="11pt" fo:language="en" fo:country="US" style:font-name-asian="Arial Unicode MS" style:font-family-asian="'Arial Unicode MS'" style:font-family-generic-asian="system" style:font-pitch-asian="variable" style:font-size-asian="11pt" style:font-name-complex="Arial Unicode MS" style:font-family-complex="'Arial Unicode MS'" style:font-family-generic-complex="system" style:font-pitch-complex="variable" style:font-size-complex="11pt" loext:padding="0in" loext:border="none"/>
    </style:style>
    <style:style style:name="Table_20_Style_20_2" style:display-name="Table Style 2" style:family="paragraph" style:default-outline-level="">
      <style:paragraph-properties fo:text-align="start" style:justify-single-word="false" fo:orphans="2" fo:widows="2" fo:padding="0in" fo:border="no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loext:padding="0in" loext:border="none"/>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3pt" fo:font-weight="bold" style:font-size-asian="13pt" style:font-size-complex="13pt"/>
    </style:style>
    <style:style style:name="ListLabel_20_2" style:display-name="ListLabel 2" style:family="text">
      <style:text-properties fo:font-size="13pt" style:font-size-asian="13pt" style:font-size-complex="13pt"/>
    </style:style>
    <style:style style:name="ListLabel_20_3" style:display-name="ListLabel 3" style:family="text">
      <style:text-properties fo:font-size="13pt" style:font-size-asian="13pt" style:font-size-complex="13pt"/>
    </style:style>
    <style:style style:name="ListLabel_20_4" style:display-name="ListLabel 4" style:family="text">
      <style:text-properties fo:font-size="13pt" style:font-size-asian="13pt" style:font-size-complex="13pt"/>
    </style:style>
    <style:style style:name="ListLabel_20_5" style:display-name="ListLabel 5" style:family="text">
      <style:text-properties fo:font-size="13pt" style:font-size-asian="13pt" style:font-size-complex="13pt"/>
    </style:style>
    <style:style style:name="ListLabel_20_6" style:display-name="ListLabel 6" style:family="text">
      <style:text-properties fo:font-size="13pt" style:font-size-asian="13pt" style:font-size-complex="13pt"/>
    </style:style>
    <style:style style:name="ListLabel_20_7" style:display-name="ListLabel 7" style:family="text">
      <style:text-properties fo:font-size="13pt" style:font-size-asian="13pt" style:font-size-complex="13pt"/>
    </style:style>
    <style:style style:name="ListLabel_20_8" style:display-name="ListLabel 8" style:family="text">
      <style:text-properties fo:font-size="13pt" style:font-size-asian="13pt" style:font-size-complex="13pt"/>
    </style:style>
    <style:style style:name="ListLabel_20_9" style:display-name="ListLabel 9" style:family="text">
      <style:text-properties fo:font-size="13pt" style:font-size-asian="13pt" style:font-size-complex="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0" style:display-name="List 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0.5453in" fo:text-indent="-0.2953in" fo:margin-left="0.5453in"/>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0.7953in" fo:text-indent="-0.2953in" fo:margin-left="0.7953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1.0453in" fo:text-indent="-0.2953in" fo:margin-left="1.0453in"/>
        </style:list-level-properties>
      </text:list-level-style-number>
      <text:list-level-style-number text:level="5" text:style-name="ListLabel_20_5" style:num-suffix="." style:num-format="1">
        <style:list-level-properties text:list-level-position-and-space-mode="label-alignment">
          <style:list-level-label-alignment text:label-followed-by="listtab" text:list-tab-stop-position="1.2953in" fo:text-indent="-0.2953in" fo:margin-left="1.2953in"/>
        </style:list-level-properties>
      </text:list-level-style-number>
      <text:list-level-style-number text:level="6" text:style-name="ListLabel_20_6" style:num-suffix="." style:num-format="1">
        <style:list-level-properties text:list-level-position-and-space-mode="label-alignment">
          <style:list-level-label-alignment text:label-followed-by="listtab" text:list-tab-stop-position="1.5453in" fo:text-indent="-0.2953in" fo:margin-left="1.545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1.7953in" fo:text-indent="-0.2953in" fo:margin-left="1.7953in"/>
        </style:list-level-properties>
      </text:list-level-style-number>
      <text:list-level-style-number text:level="8" text:style-name="ListLabel_20_8" style:num-suffix="." style:num-format="1">
        <style:list-level-properties text:list-level-position-and-space-mode="label-alignment">
          <style:list-level-label-alignment text:label-followed-by="listtab" text:list-tab-stop-position="2.0453in" fo:text-indent="-0.2953in" fo:margin-left="2.0453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2953in" fo:text-indent="-0.2953in" fo:margin-left="2.29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PRODI S2 S3</meta:initial-creator>
    <meta:editing-cycles>23</meta:editing-cycles>
    <meta:creation-date>2017-03-27T04:01:00</meta:creation-date>
    <dc:date>2018-01-18T01:18:06.497000000</dc:date>
    <meta:editing-duration>PT4H7M27S</meta:editing-duration>
    <meta:generator>LibreOffice/5.4.3.2$Windows_X86_64 LibreOffice_project/92a7159f7e4af62137622921e809f8546db437e5</meta:generator>
    <meta:document-statistic meta:table-count="0" meta:image-count="0" meta:object-count="0" meta:page-count="1" meta:paragraph-count="10" meta:word-count="390" meta:character-count="2426" meta:non-whitespace-character-count="20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